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6EF75628F4D3E1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Symbol" svg:font-family="Symbol"/>
    <style:font-face style:name="Tahoma1" svg:font-family="Tahoma" style:font-family-generic="modern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503cm"/>
      <style:paragraph-properties style:writing-mode="lr-tb"/>
    </style:style>
    <style:style style:name="pr8" style:family="presentation" style:parent-style-name="Default-title">
      <style:graphic-properties fo:min-height="2.065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5.3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2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6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1" style:family="paragraph">
      <style:text-properties style:use-window-font-color="true" loext:opacity="0%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1409a" loext:opacity="100%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2" style:family="text">
      <style:text-properties fo:font-variant="normal" fo:text-transform="none" fo:color="#0066b3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3" style:family="text">
      <style:text-properties fo:font-variant="normal" fo:text-transform="none" fo:color="#0066b3" loext:opacity="10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4" style:family="text">
      <style:text-properties fo:font-variant="normal" fo:text-transform="none" fo:color="#60b5cc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22" style:family="text">
      <style:text-properties fo:font-variant="normal" fo:text-transform="none" fo:color="#ff0066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23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32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1" style:font-size-complex="3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1409a" loext:opacity="100%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8" style:family="text">
      <style:text-properties fo:font-variant="normal" fo:text-transform="none" fo:color="#21409a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39" style:family="text">
      <style:text-properties fo:font-variant="normal" fo:text-transform="none" fo:color="#21409a" loext:opacity="10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40" style:family="text">
      <style:text-properties fo:font-variant="normal" fo:text-transform="none" fo:color="#008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42" style:family="text">
      <style:text-properties fo:font-variant="normal" fo:text-transform="none" fo:color="#ff0066" loext:opacity="100%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43" style:family="text">
      <style:text-properties fo:font-variant="normal" fo:text-transform="none" fo:color="#ff0066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d6009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7" style:family="text">
      <style:text-properties fo:font-variant="normal" fo:text-transform="none" fo:color="#0000ff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8" style:family="text">
      <style:text-properties fo:font-variant="normal" fo:text-transform="none" fo:color="#0000ff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9" style:family="text">
      <style:text-properties fo:font-variant="normal" fo:text-transform="none" fo:color="#21409a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0" style:family="text">
      <style:text-properties fo:font-variant="normal" fo:text-transform="none" fo:color="#008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51" style:family="text">
      <style:text-properties fo:font-variant="normal" fo:text-transform="none" fo:color="#21409a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52" style:family="text">
      <style:text-properties style:text-position="-33% 58%"/>
    </style:style>
    <style:style style:name="T53" style:family="text">
      <style:text-properties fo:font-variant="normal" fo:text-transform="none" fo:color="#21409a" loext:opacity="100%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57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58" style:family="text">
      <style:text-properties fo:font-variant="normal" fo:text-transform="none" fo:color="#d60093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59" style:family="text">
      <style:text-properties fo:font-variant="normal" fo:text-transform="none" fo:color="#21409a" loext:opacity="100%" style:text-line-through-style="none" style:text-line-through-type="none" style:text-position="-25% 58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60" style:family="text">
      <style:text-properties fo:font-variant="normal" fo:text-transform="none" fo:color="#21409a" loext:opacity="100%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1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2" style:family="text">
      <style:text-properties fo:font-variant="normal" fo:text-transform="none" fo:color="#ce181e" loext:opacity="100%" style:text-line-through-style="none" style:text-line-through-type="none" style:text-position="-25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64" style:family="text">
      <style:text-properties fo:font-variant="normal" fo:text-transform="none" fo:color="#ff0066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5" style:family="text">
      <style:text-properties fo:font-variant="normal" fo:text-transform="none" fo:color="#21409a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66" style:family="text">
      <style:text-properties fo:font-variant="normal" fo:text-transform="none" fo:color="#0066b3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67" style:family="text">
      <style:text-properties fo:font-variant="normal" fo:text-transform="none" fo:color="#0066b3" loext:opacity="100%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68" style:family="text">
      <style:text-properties fo:font-variant="normal" fo:text-transform="none" fo:color="#0066b3" loext:opacity="100%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69" style:family="text">
      <style:text-properties fo:font-variant="normal" fo:text-transform="none" fo:color="#0066b3" loext:opacity="100%" style:text-line-through-style="none" style:text-line-through-type="none" style:text-position="-25% 58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72" style:family="text">
      <style:text-properties fo:font-variant="normal" fo:text-transform="none" fo:color="#ce181e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3" style:family="text">
      <style:text-properties fo:font-variant="normal" fo:text-transform="none" fo:color="#ff0066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6EF75628F4D3E101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inal step: <text:span text:style-name="T6">locality-sensitive hashing</text:span></text:p>
          </draw:text-box>
        </draw:frame>
        <draw:custom-shape draw:name="AutoShape 3" draw:style-name="gr5" draw:text-style-name="P10" draw:layer="layout" svg:width="3.809cm" svg:height="2.751cm" draw:transform="rotate (1.5692255304681) translate (5.019cm 8.37cm)">
          <text:p text:style-name="P9"><text:span text:style-name="T7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2" draw:layer="layout" svg:width="3.568cm" svg:height="1.013cm" svg:x="0.322cm" svg:y="5.845cm">
          <text:p text:style-name="P11"><text:span text:style-name="T7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3" draw:layer="layout" svg:x1="3.751cm" svg:y1="6.466cm" svg:x2="5.021cm" svg:y2="6.467cm">
          <text:p/>
        </draw:line>
        <draw:g draw:name="Group 19">
          <draw:line draw:name="Line 8" draw:style-name="gr7" draw:text-style-name="P13" draw:layer="layout" svg:x1="7.773cm" svg:y1="6.466cm" svg:x2="10.948cm" svg:y2="6.467cm">
            <text:p/>
          </draw:line>
          <draw:custom-shape draw:name="Text Box 9" draw:style-name="gr8" draw:text-style-name="P12" draw:layer="layout" svg:width="3.708cm" svg:height="4.823cm" svg:x="7.588cm" svg:y="8.795cm">
            <text:p text:style-name="P11"><text:span text:style-name="T7">The set</text:span></text:p>
            <text:p text:style-name="P11"><text:span text:style-name="T7">of strings</text:span></text:p>
            <text:p text:style-name="P11"><text:span text:style-name="T7">of length </text:span><text:span text:style-name="T8">k</text:span></text:p>
            <text:p text:style-name="P11"><text:span text:style-name="T7">that appear</text:span></text:p>
            <text:p text:style-name="P11"><text:span text:style-name="T7">in the</text:span></text:p>
            <text:p text:style-name="P11"><text:span text:style-name="T7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3" draw:layer="layout" svg:x1="9.255cm" svg:y1="8.583cm" svg:x2="9.256cm" svg:y2="6.466cm">
            <text:p/>
          </draw:line>
        </draw:g>
        <draw:g draw:name="Group 20">
          <draw:custom-shape draw:name="AutoShape 4" draw:style-name="gr9" draw:text-style-name="P14" draw:layer="layout" svg:width="3.809cm" svg:height="2.751cm" draw:transform="rotate (1.5692255304681) translate (10.945cm 8.37cm)">
            <text:p text:style-name="P9"><text:span text:style-name="T7">Min </text:span><text:span text:style-name="T7"><text:line-break/></text:span><text:span text:style-name="T7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3" draw:layer="layout" svg:x1="13.7cm" svg:y1="6.466cm" svg:x2="16.875cm" svg:y2="6.467cm">
            <text:p/>
          </draw:line>
          <draw:custom-shape draw:name="Text Box 14" draw:style-name="gr10" draw:text-style-name="P12" draw:layer="layout" svg:width="4.237cm" svg:height="5.585cm" svg:x="13.294cm" svg:y="8.795cm">
            <text:p text:style-name="P11"><text:span text:style-name="T9">Signatures</text:span><text:span text:style-name="T7">:</text:span></text:p>
            <text:p text:style-name="P11"><text:span text:style-name="T7">short integer</text:span></text:p>
            <text:p text:style-name="P11"><text:span text:style-name="T7">vectors that</text:span></text:p>
            <text:p text:style-name="P11"><text:span text:style-name="T7">represent the</text:span></text:p>
            <text:p text:style-name="P11"><text:span text:style-name="T7">sets, and</text:span></text:p>
            <text:p text:style-name="P11"><text:span text:style-name="T7">reflect their</text:span></text:p>
            <text:p text:style-name="P11"><text:span text:style-name="T7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5" draw:layer="layout" svg:width="3.597cm" svg:height="3.386cm" svg:x="16.875cm" svg:y="4.773cm">
            <text:p text:style-name="P9"><text:span text:style-name="T7">Locality-</text:span></text:p>
            <text:p text:style-name="P9"><text:span text:style-name="T7">Sensitive</text:span></text:p>
            <text:p text:style-name="P9"><text:span text:style-name="T7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3" draw:layer="layout" svg:x1="20.473cm" svg:y1="6.466cm" svg:x2="21.743cm" svg:y2="6.467cm">
            <text:p/>
          </draw:line>
          <draw:custom-shape draw:name="Text Box 18" draw:style-name="gr12" draw:text-style-name="P12" draw:layer="layout" svg:width="4.131cm" svg:height="5.585cm" svg:x="22.158cm" svg:y="4.015cm">
            <text:p text:style-name="P11"><text:span text:style-name="T9">Candidate</text:span></text:p>
            <text:p text:style-name="P11"><text:span text:style-name="T9">pairs</text:span><text:span text:style-name="T10">:</text:span></text:p>
            <text:p text:style-name="P11"><text:span text:style-name="T7">those pairs</text:span></text:p>
            <text:p text:style-name="P11"><text:span text:style-name="T7">of signatures</text:span></text:p>
            <text:p text:style-name="P11"><text:span text:style-name="T7">that we need</text:span></text:p>
            <text:p text:style-name="P11"><text:span text:style-name="T7">to test for</text:span></text:p>
            <text:p text:style-name="P11"><text:span text:style-name="T7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1"><text:span text:style-name="T11">Goal: </text:span><text:span text:style-name="T12">Find documents with Jaccard similarity at least </text:span><text:span text:style-name="T13">s</text:span><text:span text:style-name="T14"> </text:span><text:span text:style-name="T15">(for some similarity threshold, e.g.,</text:span><text:span text:style-name="T16"> </text:span><text:span text:style-name="T17">s</text:span><text:span text:style-name="T15">=0.8)</text:span></text:p>
                <text:p text:style-name="P17"><text:span text:style-name="T18"/></text:p>
              </text:list-item>
              <text:list-item>
                <text:p text:style-name="P11"><text:span text:style-name="T11">LSH –</text:span><text:span text:style-name="T19"> General idea:</text:span><text:span text:style-name="T20"> Use a function </text:span><text:span text:style-name="T21">f(x,y)</text:span><text:span text:style-name="T20"> that tells whether </text:span><text:span text:style-name="T21">x</text:span><text:span text:style-name="T20"> and </text:span><text:span text:style-name="T21">y</text:span><text:span text:style-name="T20"> is a </text:span><text:span text:style-name="T21">candidate pair</text:span><text:span text:style-name="T22">:</text:span><text:span text:style-name="T15"> a pair of elements whose similarity must be evaluated</text:span></text:p>
                <text:p text:style-name="P17"><text:span text:style-name="T23"/></text:p>
              </text:list-item>
              <text:list-item>
                <text:p text:style-name="P11"><text:span text:style-name="T19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Hash columns of signature matrix </text:span><text:span text:style-name="T25">M</text:span><text:span text:style-name="T24"> to many buckets</text:span></text:p>
                  </text:list-item>
                  <text:list-item>
                    <text:p><text:span text:style-name="T24">Each pair of documents that hashes</text:span><text:span text:style-name="T24"><text:line-break/></text:span><text:span text:style-name="T24">into the same bucket is a </text:span><text:span text:style-name="T2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0" draw:layer="layout" svg:width="1.587cm" svg:height="1.198cm" svg:x="25.417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0" draw:layer="layout" svg:width="1.587cm" svg:height="1.198cm" svg:x="23.829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0" draw:layer="layout" svg:width="1.587cm" svg:height="1.198cm" svg:x="22.242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0" draw:layer="layout" svg:width="1.587cm" svg:height="1.198cm" svg:x="20.654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20" draw:text-style-name="P21" draw:layer="layout" svg:width="1.603cm" svg:height="1.289cm" svg:x="25.4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1" draw:layer="layout" svg:width="1.603cm" svg:height="1.289cm" svg:x="23.796cm" svg:y="11.103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1" draw:layer="layout" svg:width="1.603cm" svg:height="1.289cm" svg:x="22.193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1" draw:layer="layout" svg:width="1.537cm" svg:height="1.289cm" svg:x="20.654cm" svg:y="11.103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24" draw:text-style-name="P22" draw:layer="layout" svg:width="1.587cm" svg:height="1.289cm" svg:x="25.417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2" draw:layer="layout" svg:width="1.587cm" svg:height="1.289cm" svg:x="23.829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2" draw:layer="layout" svg:width="1.587cm" svg:height="1.289cm" svg:x="22.242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2" draw:layer="layout" svg:width="1.587cm" svg:height="1.289cm" svg:x="20.654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3" draw:layer="layout" svg:width="5.773cm" svg:height="0.887cm" svg:x="20.552cm" svg:y="9.527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5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1"><text:span text:style-name="T31">Pick a similarity threshold </text:span><text:span text:style-name="T32">s</text:span><text:span text:style-name="T31"> (0 &lt; s &lt; 1)</text:span></text:p>
                <text:p text:style-name="P11"><text:span text:style-name="T33"/></text:p>
              </text:list-item>
              <text:list-item>
                <text:p text:style-name="P11"><text:span text:style-name="T33">Columns </text:span><text:span text:style-name="T34">x</text:span><text:span text:style-name="T35"> </text:span><text:span text:style-name="T33">and </text:span><text:span text:style-name="T34">y</text:span><text:span text:style-name="T33"> of </text:span><text:span text:style-name="T34">M</text:span><text:span text:style-name="T33"> are a </text:span><text:span text:style-name="T36">candidate pair</text:span><text:span text:style-name="T33"> if their signatures agree (</text:span><text:span text:style-name="T17">M</text:span><text:span text:style-name="T11"> (</text:span><text:span text:style-name="T17">i, x</text:span><text:span text:style-name="T11">) = </text:span><text:span text:style-name="T17">M</text:span><text:span text:style-name="T11"> (</text:span><text:span text:style-name="T17">i, y</text:span><text:span text:style-name="T11">)</text:span><text:span text:style-name="T15">) on</text:span><text:span text:style-name="T15"><text:line-break/></text:span><text:span text:style-name="T15">at least fraction </text:span><text:span text:style-name="T17">s</text:span><text:span text:style-name="T15"> of their rows</text:span></text:p>
                <text:p text:style-name="P25"><text:span text:style-name="T37"/></text:p>
              </text:list-item>
              <text:list-item>
                <text:p text:style-name="P25"><text:span text:style-name="T15">We expect documents </text:span><text:span text:style-name="T17">x</text:span><text:span text:style-name="T15"> and </text:span><text:span text:style-name="T17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0" draw:layer="layout" svg:width="1.587cm" svg:height="1.198cm" svg:x="25.417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0" draw:layer="layout" svg:width="1.587cm" svg:height="1.198cm" svg:x="23.829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0" draw:layer="layout" svg:width="1.587cm" svg:height="1.198cm" svg:x="22.242cm" svg:y="13.72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0" draw:layer="layout" svg:width="1.587cm" svg:height="1.198cm" svg:x="20.654cm" svg:y="13.72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4cm" svg:x2="27.004cm" svg:y2="13.725cm">
            <text:p/>
          </draw:line>
          <draw:line draw:name="Line 74" draw:style-name="gr18" draw:text-style-name="P13" draw:layer="layout" svg:x1="20.654cm" svg:y1="14.923cm" svg:x2="27.004cm" svg:y2="14.924cm">
            <text:p/>
          </draw:line>
          <draw:line draw:name="Line 75" draw:style-name="gr18" draw:text-style-name="P13" draw:layer="layout" svg:x1="20.654cm" svg:y1="13.724cm" svg:x2="20.655cm" svg:y2="14.923cm">
            <text:p/>
          </draw:line>
          <draw:line draw:name="Line 76" draw:style-name="gr19" draw:text-style-name="P13" draw:layer="layout" svg:x1="22.241cm" svg:y1="13.724cm" svg:x2="22.242cm" svg:y2="14.923cm">
            <text:p/>
          </draw:line>
          <draw:line draw:name="Line 77" draw:style-name="gr19" draw:text-style-name="P13" draw:layer="layout" svg:x1="23.829cm" svg:y1="13.724cm" svg:x2="23.83cm" svg:y2="14.923cm">
            <text:p/>
          </draw:line>
          <draw:line draw:name="Line 78" draw:style-name="gr19" draw:text-style-name="P13" draw:layer="layout" svg:x1="25.416cm" svg:y1="13.724cm" svg:x2="25.417cm" svg:y2="14.923cm">
            <text:p/>
          </draw:line>
          <draw:line draw:name="Line 79" draw:style-name="gr18" draw:text-style-name="P13" draw:layer="layout" svg:x1="27.004cm" svg:y1="13.724cm" svg:x2="27.005cm" svg:y2="14.923cm">
            <text:p/>
          </draw:line>
          <draw:custom-shape draw:name="Rectangle 100" draw:style-name="gr34" draw:text-style-name="P21" draw:layer="layout" svg:width="1.603cm" svg:height="1.289cm" svg:x="25.4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1" draw:layer="layout" svg:width="1.603cm" svg:height="1.289cm" svg:x="23.796cm" svg:y="11.103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1" draw:layer="layout" svg:width="1.603cm" svg:height="1.289cm" svg:x="22.193cm" svg:y="11.103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1" draw:layer="layout" svg:width="1.537cm" svg:height="1.289cm" svg:x="20.654cm" svg:y="11.103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3cm" svg:x2="27.004cm" svg:y2="11.104cm">
            <text:p/>
          </draw:line>
          <draw:line draw:name="Line 105" draw:style-name="gr18" draw:text-style-name="P13" draw:layer="layout" svg:x1="20.588cm" svg:y1="12.393cm" svg:x2="27.004cm" svg:y2="12.394cm">
            <text:p/>
          </draw:line>
          <draw:line draw:name="Line 106" draw:style-name="gr18" draw:text-style-name="P13" draw:layer="layout" svg:x1="20.588cm" svg:y1="11.103cm" svg:x2="20.589cm" svg:y2="12.393cm">
            <text:p/>
          </draw:line>
          <draw:line draw:name="Line 107" draw:style-name="gr19" draw:text-style-name="P13" draw:layer="layout" svg:x1="22.192cm" svg:y1="11.103cm" svg:x2="22.193cm" svg:y2="12.393cm">
            <text:p/>
          </draw:line>
          <draw:line draw:name="Line 108" draw:style-name="gr19" draw:text-style-name="P13" draw:layer="layout" svg:x1="23.796cm" svg:y1="11.103cm" svg:x2="23.797cm" svg:y2="12.393cm">
            <text:p/>
          </draw:line>
          <draw:line draw:name="Line 109" draw:style-name="gr19" draw:text-style-name="P13" draw:layer="layout" svg:x1="25.4cm" svg:y1="11.103cm" svg:x2="25.401cm" svg:y2="12.393cm">
            <text:p/>
          </draw:line>
          <draw:line draw:name="Line 110" draw:style-name="gr18" draw:text-style-name="P13" draw:layer="layout" svg:x1="27.004cm" svg:y1="11.103cm" svg:x2="27.005cm" svg:y2="12.393cm">
            <text:p/>
          </draw:line>
          <draw:custom-shape draw:name="Rectangle 131" draw:style-name="gr38" draw:text-style-name="P22" draw:layer="layout" svg:width="1.587cm" svg:height="1.289cm" svg:x="25.417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2" draw:layer="layout" svg:width="1.587cm" svg:height="1.289cm" svg:x="23.829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2" draw:layer="layout" svg:width="1.587cm" svg:height="1.289cm" svg:x="22.242cm" svg:y="12.449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2" draw:layer="layout" svg:width="1.587cm" svg:height="1.289cm" svg:x="20.654cm" svg:y="12.449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49cm" svg:x2="27.004cm" svg:y2="12.45cm">
            <text:p/>
          </draw:line>
          <draw:line draw:name="Line 136" draw:style-name="gr18" draw:text-style-name="P13" draw:layer="layout" svg:x1="20.654cm" svg:y1="13.739cm" svg:x2="27.004cm" svg:y2="13.74cm">
            <text:p/>
          </draw:line>
          <draw:line draw:name="Line 137" draw:style-name="gr18" draw:text-style-name="P13" draw:layer="layout" svg:x1="20.654cm" svg:y1="12.449cm" svg:x2="20.655cm" svg:y2="13.739cm">
            <text:p/>
          </draw:line>
          <draw:line draw:name="Line 138" draw:style-name="gr19" draw:text-style-name="P13" draw:layer="layout" svg:x1="22.241cm" svg:y1="12.449cm" svg:x2="22.242cm" svg:y2="13.739cm">
            <text:p/>
          </draw:line>
          <draw:line draw:name="Line 139" draw:style-name="gr19" draw:text-style-name="P13" draw:layer="layout" svg:x1="23.829cm" svg:y1="12.449cm" svg:x2="23.83cm" svg:y2="13.739cm">
            <text:p/>
          </draw:line>
          <draw:line draw:name="Line 140" draw:style-name="gr19" draw:text-style-name="P13" draw:layer="layout" svg:x1="25.416cm" svg:y1="12.449cm" svg:x2="25.417cm" svg:y2="13.739cm">
            <text:p/>
          </draw:line>
          <draw:line draw:name="Line 141" draw:style-name="gr18" draw:text-style-name="P13" draw:layer="layout" svg:x1="27.004cm" svg:y1="12.449cm" svg:x2="27.005cm" svg:y2="13.739cm">
            <text:p/>
          </draw:line>
        </draw:g>
        <draw:frame draw:style-name="gr28" draw:text-style-name="P23" draw:layer="layout" svg:width="5.773cm" svg:height="0.887cm" svg:x="20.552cm" svg:y="9.527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5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38">Big idea: hash columns of signature matrix </text:span><text:span text:style-name="T39">M</text:span></text:p>
              </text:list-item>
              <text:list-item>
                <text:p text:style-name="P17"><text:span text:style-name="T15">Arrange that (only) </text:span><text:span text:style-name="T11">similar columns</text:span><text:span text:style-name="T15"> are likely to </text:span><text:span text:style-name="T11">hash to the same bucket</text:span><text:span text:style-name="T15">, with high probability</text:span></text:p>
              </text:list-item>
              <text:list-item>
                <text:p text:style-name="P17"><text:span text:style-name="T40">Candidate pairs are those</text:span><text:span text:style-name="T40"><text:line-break/></text:span><text:span text:style-name="T40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0" draw:layer="layout" svg:width="1.587cm" svg:height="1.198cm" svg:x="25.417cm" svg:y="13.72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0" draw:layer="layout" svg:width="1.587cm" svg:height="1.198cm" svg:x="23.829cm" svg:y="13.72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0" draw:layer="layout" svg:width="1.587cm" svg:height="1.198cm" svg:x="22.242cm" svg:y="13.72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0" draw:layer="layout" svg:width="1.587cm" svg:height="1.198cm" svg:x="20.654cm" svg:y="13.72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5cm" svg:x2="27.004cm" svg:y2="13.726cm">
            <text:p/>
          </draw:line>
          <draw:line draw:name="Line 74" draw:style-name="gr18" draw:text-style-name="P13" draw:layer="layout" svg:x1="20.654cm" svg:y1="14.924cm" svg:x2="27.004cm" svg:y2="14.925cm">
            <text:p/>
          </draw:line>
          <draw:line draw:name="Line 75" draw:style-name="gr18" draw:text-style-name="P13" draw:layer="layout" svg:x1="20.654cm" svg:y1="13.725cm" svg:x2="20.655cm" svg:y2="14.924cm">
            <text:p/>
          </draw:line>
          <draw:line draw:name="Line 76" draw:style-name="gr19" draw:text-style-name="P13" draw:layer="layout" svg:x1="22.241cm" svg:y1="13.725cm" svg:x2="22.242cm" svg:y2="14.924cm">
            <text:p/>
          </draw:line>
          <draw:line draw:name="Line 77" draw:style-name="gr19" draw:text-style-name="P13" draw:layer="layout" svg:x1="23.829cm" svg:y1="13.725cm" svg:x2="23.83cm" svg:y2="14.924cm">
            <text:p/>
          </draw:line>
          <draw:line draw:name="Line 78" draw:style-name="gr19" draw:text-style-name="P13" draw:layer="layout" svg:x1="25.416cm" svg:y1="13.725cm" svg:x2="25.417cm" svg:y2="14.924cm">
            <text:p/>
          </draw:line>
          <draw:line draw:name="Line 79" draw:style-name="gr18" draw:text-style-name="P13" draw:layer="layout" svg:x1="27.004cm" svg:y1="13.725cm" svg:x2="27.005cm" svg:y2="14.924cm">
            <text:p/>
          </draw:line>
          <draw:custom-shape draw:name="Rectangle 100" draw:style-name="gr46" draw:text-style-name="P21" draw:layer="layout" svg:width="1.603cm" svg:height="1.289cm" svg:x="25.4cm" svg:y="11.10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1" draw:layer="layout" svg:width="1.603cm" svg:height="1.289cm" svg:x="23.796cm" svg:y="11.104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1" draw:layer="layout" svg:width="1.603cm" svg:height="1.289cm" svg:x="22.193cm" svg:y="11.104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1" draw:layer="layout" svg:width="1.537cm" svg:height="1.289cm" svg:x="20.654cm" svg:y="11.104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4cm" svg:x2="27.004cm" svg:y2="11.105cm">
            <text:p/>
          </draw:line>
          <draw:line draw:name="Line 105" draw:style-name="gr18" draw:text-style-name="P13" draw:layer="layout" svg:x1="20.588cm" svg:y1="12.394cm" svg:x2="27.004cm" svg:y2="12.395cm">
            <text:p/>
          </draw:line>
          <draw:line draw:name="Line 106" draw:style-name="gr18" draw:text-style-name="P13" draw:layer="layout" svg:x1="20.588cm" svg:y1="11.104cm" svg:x2="20.589cm" svg:y2="12.394cm">
            <text:p/>
          </draw:line>
          <draw:line draw:name="Line 107" draw:style-name="gr19" draw:text-style-name="P13" draw:layer="layout" svg:x1="22.192cm" svg:y1="11.104cm" svg:x2="22.193cm" svg:y2="12.394cm">
            <text:p/>
          </draw:line>
          <draw:line draw:name="Line 108" draw:style-name="gr19" draw:text-style-name="P13" draw:layer="layout" svg:x1="23.796cm" svg:y1="11.104cm" svg:x2="23.797cm" svg:y2="12.394cm">
            <text:p/>
          </draw:line>
          <draw:line draw:name="Line 109" draw:style-name="gr19" draw:text-style-name="P13" draw:layer="layout" svg:x1="25.4cm" svg:y1="11.104cm" svg:x2="25.401cm" svg:y2="12.394cm">
            <text:p/>
          </draw:line>
          <draw:line draw:name="Line 110" draw:style-name="gr18" draw:text-style-name="P13" draw:layer="layout" svg:x1="27.004cm" svg:y1="11.104cm" svg:x2="27.005cm" svg:y2="12.394cm">
            <text:p/>
          </draw:line>
          <draw:custom-shape draw:name="Rectangle 131" draw:style-name="gr50" draw:text-style-name="P22" draw:layer="layout" svg:width="1.587cm" svg:height="1.289cm" svg:x="25.417cm" svg:y="12.4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2" draw:layer="layout" svg:width="1.587cm" svg:height="1.289cm" svg:x="23.829cm" svg:y="12.4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2" draw:layer="layout" svg:width="1.587cm" svg:height="1.289cm" svg:x="22.242cm" svg:y="12.4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2" draw:layer="layout" svg:width="1.587cm" svg:height="1.289cm" svg:x="20.654cm" svg:y="12.4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cm" svg:x2="27.004cm" svg:y2="12.451cm">
            <text:p/>
          </draw:line>
          <draw:line draw:name="Line 136" draw:style-name="gr18" draw:text-style-name="P13" draw:layer="layout" svg:x1="20.654cm" svg:y1="13.74cm" svg:x2="27.004cm" svg:y2="13.741cm">
            <text:p/>
          </draw:line>
          <draw:line draw:name="Line 137" draw:style-name="gr18" draw:text-style-name="P13" draw:layer="layout" svg:x1="20.654cm" svg:y1="12.45cm" svg:x2="20.655cm" svg:y2="13.74cm">
            <text:p/>
          </draw:line>
          <draw:line draw:name="Line 138" draw:style-name="gr19" draw:text-style-name="P13" draw:layer="layout" svg:x1="22.241cm" svg:y1="12.45cm" svg:x2="22.242cm" svg:y2="13.74cm">
            <text:p/>
          </draw:line>
          <draw:line draw:name="Line 139" draw:style-name="gr19" draw:text-style-name="P13" draw:layer="layout" svg:x1="23.829cm" svg:y1="12.45cm" svg:x2="23.83cm" svg:y2="13.74cm">
            <text:p/>
          </draw:line>
          <draw:line draw:name="Line 140" draw:style-name="gr19" draw:text-style-name="P13" draw:layer="layout" svg:x1="25.416cm" svg:y1="12.45cm" svg:x2="25.417cm" svg:y2="13.74cm">
            <text:p/>
          </draw:line>
          <draw:line draw:name="Line 141" draw:style-name="gr18" draw:text-style-name="P13" draw:layer="layout" svg:x1="27.004cm" svg:y1="12.45cm" svg:x2="27.005cm" svg:y2="13.74cm">
            <text:p/>
          </draw:line>
        </draw:g>
        <draw:frame draw:style-name="gr28" draw:text-style-name="P23" draw:layer="layout" svg:width="5.773cm" svg:height="0.887cm" svg:x="20.552cm" svg:y="9.528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6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6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3" draw:layer="layout" svg:x1="8.496cm" svg:y1="5.014cm" svg:x2="20.561cm" svg:y2="5.015cm">
          <text:p/>
        </draw:line>
        <draw:line draw:name="Line 5" draw:style-name="gr55" draw:text-style-name="P13" draw:layer="layout" svg:x1="8.496cm" svg:y1="7.342cm" svg:x2="20.561cm" svg:y2="7.343cm">
          <text:p/>
        </draw:line>
        <draw:line draw:name="Line 6" draw:style-name="gr55" draw:text-style-name="P13" draw:layer="layout" svg:x1="8.496cm" svg:y1="9.67cm" svg:x2="20.561cm" svg:y2="9.671cm">
          <text:p/>
        </draw:line>
        <draw:line draw:name="Line 7" draw:style-name="gr55" draw:text-style-name="P13" draw:layer="layout" svg:x1="8.496cm" svg:y1="11.999cm" svg:x2="20.561cm" svg:y2="12cm">
          <text:p/>
        </draw:line>
        <draw:custom-shape draw:name="Text Box 8" draw:style-name="gr56" draw:text-style-name="P27" draw:layer="layout" svg:width="5.905cm" svg:height="1.013cm" svg:x="11.027cm" svg:y="14.543cm">
          <text:p text:style-name="P9"><text:span text:style-name="T28">Signature matrix <text:s/></text:span><text:span text:style-name="T2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7" draw:layer="layout" svg:width="2.916cm" svg:height="1.775cm" svg:x="22.098cm" svg:y="5.018cm">
          <text:p text:style-name="P9"><text:span text:style-name="T29">r </text:span><text:span text:style-name="T28"><text:s/>rows</text:span></text:p>
          <text:p text:style-name="P9"><text:span text:style-name="T28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3" draw:layer="layout" svg:x1="21.205cm" svg:y1="5.009cm" svg:x2="21.206cm" svg:y2="7.346cm">
          <text:p/>
        </draw:line>
        <draw:line draw:name="Line 11" draw:style-name="gr58" draw:text-style-name="P13" draw:layer="layout" svg:x1="7.015cm" svg:y1="2.685cm" svg:x2="7.016cm" svg:y2="14.327cm">
          <text:p/>
        </draw:line>
        <draw:custom-shape draw:name="Text Box 12" draw:style-name="gr59" draw:text-style-name="P27" draw:layer="layout" svg:width="2.747cm" svg:height="1.013cm" svg:x="3.414cm" svg:y="7.135cm">
          <text:p text:style-name="P9"><text:span text:style-name="T29">b</text:span><text:span text:style-name="T28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28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3" draw:layer="layout" svg:x1="21.62cm" svg:y1="12.21cm" svg:x2="14.423cm" svg:y2="6.495cm">
          <text:p/>
        </draw:line>
        <draw:custom-shape draw:name="Text Box 16" draw:style-name="gr61" draw:text-style-name="P12" draw:layer="layout" svg:width="3.09cm" svg:height="1.775cm" svg:x="22.008cm" svg:y="11.452cm">
          <text:p text:style-name="P11"><text:span text:style-name="T28"><text:s text:c="3"/></text:span><text:span text:style-name="T28">One</text:span></text:p>
          <text:p text:style-name="P11"><text:span text:style-name="T28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Partition matrix </text:span><text:span text:style-name="T17">M</text:span><text:span text:style-name="T15"> into </text:span><text:span text:style-name="T17">b</text:span><text:span text:style-name="T16"> </text:span><text:span text:style-name="T15">bands of </text:span><text:span text:style-name="T17">r</text:span><text:span text:style-name="T15"> rows</text:span></text:p>
              </text:list-item>
              <text:list-item>
                <text:p text:style-name="P17"><text:span text:style-name="T15">For each band, hash its portion of each column to a hash table with </text:span><text:span text:style-name="T17">k</text:span><text:span text:style-name="T15"> buckets</text:span></text:p>
                <text:list>
                  <text:list-item>
                    <text:p text:style-name="P18"><text:span text:style-name="T37">Make </text:span><text:span text:style-name="T41">k</text:span><text:span text:style-name="T37"> as large as possible</text:span></text:p>
                  </text:list-item>
                </text:list>
              </text:list-item>
              <text:list-item>
                <text:p text:style-name="P17"><text:span text:style-name="T42">Candidate</text:span><text:span text:style-name="T43"> </text:span><text:span text:style-name="T15">column pairs are those that</text:span><text:span text:style-name="T15"><text:line-break/></text:span><text:span text:style-name="T15">hash to the same bucket for </text:span><text:span text:style-name="T44">≥</text:span><text:span text:style-name="T11"> 1</text:span><text:span text:style-name="T15"> band</text:span></text:p>
              </text:list-item>
              <text:list-item>
                <text:p text:style-name="P17"><text:span text:style-name="T15">Tune</text:span><text:span text:style-name="T16"> </text:span><text:span text:style-name="T17">b</text:span><text:span text:style-name="T15"> and </text:span><text:span text:style-name="T17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0" draw:layer="layout" svg:width="1.587cm" svg:height="1.198cm" svg:x="25.417cm" svg:y="13.726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0" draw:layer="layout" svg:width="1.587cm" svg:height="1.198cm" svg:x="23.829cm" svg:y="13.726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0" draw:layer="layout" svg:width="1.587cm" svg:height="1.198cm" svg:x="22.242cm" svg:y="13.726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0" draw:layer="layout" svg:width="1.587cm" svg:height="1.198cm" svg:x="20.654cm" svg:y="13.726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3" draw:layer="layout" svg:x1="20.654cm" svg:y1="13.726cm" svg:x2="27.004cm" svg:y2="13.727cm">
            <text:p/>
          </draw:line>
          <draw:line draw:name="Line 74" draw:style-name="gr18" draw:text-style-name="P13" draw:layer="layout" svg:x1="20.654cm" svg:y1="14.925cm" svg:x2="27.004cm" svg:y2="14.926cm">
            <text:p/>
          </draw:line>
          <draw:line draw:name="Line 75" draw:style-name="gr18" draw:text-style-name="P13" draw:layer="layout" svg:x1="20.654cm" svg:y1="13.726cm" svg:x2="20.655cm" svg:y2="14.925cm">
            <text:p/>
          </draw:line>
          <draw:line draw:name="Line 76" draw:style-name="gr19" draw:text-style-name="P13" draw:layer="layout" svg:x1="22.241cm" svg:y1="13.726cm" svg:x2="22.242cm" svg:y2="14.925cm">
            <text:p/>
          </draw:line>
          <draw:line draw:name="Line 77" draw:style-name="gr19" draw:text-style-name="P13" draw:layer="layout" svg:x1="23.829cm" svg:y1="13.726cm" svg:x2="23.83cm" svg:y2="14.925cm">
            <text:p/>
          </draw:line>
          <draw:line draw:name="Line 78" draw:style-name="gr19" draw:text-style-name="P13" draw:layer="layout" svg:x1="25.416cm" svg:y1="13.726cm" svg:x2="25.417cm" svg:y2="14.925cm">
            <text:p/>
          </draw:line>
          <draw:line draw:name="Line 79" draw:style-name="gr18" draw:text-style-name="P13" draw:layer="layout" svg:x1="27.004cm" svg:y1="13.726cm" svg:x2="27.005cm" svg:y2="14.925cm">
            <text:p/>
          </draw:line>
          <draw:custom-shape draw:name="Rectangle 100" draw:style-name="gr66" draw:text-style-name="P21" draw:layer="layout" svg:width="1.603cm" svg:height="1.289cm" svg:x="25.4cm" svg:y="11.10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1" draw:layer="layout" svg:width="1.603cm" svg:height="1.289cm" svg:x="23.796cm" svg:y="11.105cm">
            <text:p text:style-name="P19"><text:span text:style-name="T2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1" draw:layer="layout" svg:width="1.603cm" svg:height="1.289cm" svg:x="22.193cm" svg:y="11.105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1" draw:layer="layout" svg:width="1.537cm" svg:height="1.289cm" svg:x="20.654cm" svg:y="11.105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3" draw:layer="layout" svg:x1="20.588cm" svg:y1="11.105cm" svg:x2="27.004cm" svg:y2="11.106cm">
            <text:p/>
          </draw:line>
          <draw:line draw:name="Line 105" draw:style-name="gr18" draw:text-style-name="P13" draw:layer="layout" svg:x1="20.588cm" svg:y1="12.395cm" svg:x2="27.004cm" svg:y2="12.396cm">
            <text:p/>
          </draw:line>
          <draw:line draw:name="Line 106" draw:style-name="gr18" draw:text-style-name="P13" draw:layer="layout" svg:x1="20.588cm" svg:y1="11.105cm" svg:x2="20.589cm" svg:y2="12.395cm">
            <text:p/>
          </draw:line>
          <draw:line draw:name="Line 107" draw:style-name="gr19" draw:text-style-name="P13" draw:layer="layout" svg:x1="22.192cm" svg:y1="11.105cm" svg:x2="22.193cm" svg:y2="12.395cm">
            <text:p/>
          </draw:line>
          <draw:line draw:name="Line 108" draw:style-name="gr19" draw:text-style-name="P13" draw:layer="layout" svg:x1="23.796cm" svg:y1="11.105cm" svg:x2="23.797cm" svg:y2="12.395cm">
            <text:p/>
          </draw:line>
          <draw:line draw:name="Line 109" draw:style-name="gr19" draw:text-style-name="P13" draw:layer="layout" svg:x1="25.4cm" svg:y1="11.105cm" svg:x2="25.401cm" svg:y2="12.395cm">
            <text:p/>
          </draw:line>
          <draw:line draw:name="Line 110" draw:style-name="gr18" draw:text-style-name="P13" draw:layer="layout" svg:x1="27.004cm" svg:y1="11.105cm" svg:x2="27.005cm" svg:y2="12.395cm">
            <text:p/>
          </draw:line>
          <draw:custom-shape draw:name="Rectangle 131" draw:style-name="gr70" draw:text-style-name="P22" draw:layer="layout" svg:width="1.587cm" svg:height="1.289cm" svg:x="25.417cm" svg:y="12.451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2" draw:layer="layout" svg:width="1.587cm" svg:height="1.289cm" svg:x="23.829cm" svg:y="12.451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2" draw:layer="layout" svg:width="1.587cm" svg:height="1.289cm" svg:x="22.242cm" svg:y="12.451cm">
            <text:p text:style-name="P19"><text:span text:style-name="T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2" draw:layer="layout" svg:width="1.587cm" svg:height="1.289cm" svg:x="20.654cm" svg:y="12.451cm">
            <text:p text:style-name="P19"><text:span text:style-name="T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3" draw:layer="layout" svg:x1="20.654cm" svg:y1="12.451cm" svg:x2="27.004cm" svg:y2="12.452cm">
            <text:p/>
          </draw:line>
          <draw:line draw:name="Line 136" draw:style-name="gr18" draw:text-style-name="P13" draw:layer="layout" svg:x1="20.654cm" svg:y1="13.741cm" svg:x2="27.004cm" svg:y2="13.742cm">
            <text:p/>
          </draw:line>
          <draw:line draw:name="Line 137" draw:style-name="gr18" draw:text-style-name="P13" draw:layer="layout" svg:x1="20.654cm" svg:y1="12.451cm" svg:x2="20.655cm" svg:y2="13.741cm">
            <text:p/>
          </draw:line>
          <draw:line draw:name="Line 138" draw:style-name="gr19" draw:text-style-name="P13" draw:layer="layout" svg:x1="22.241cm" svg:y1="12.451cm" svg:x2="22.242cm" svg:y2="13.741cm">
            <text:p/>
          </draw:line>
          <draw:line draw:name="Line 139" draw:style-name="gr19" draw:text-style-name="P13" draw:layer="layout" svg:x1="23.829cm" svg:y1="12.451cm" svg:x2="23.83cm" svg:y2="13.741cm">
            <text:p/>
          </draw:line>
          <draw:line draw:name="Line 140" draw:style-name="gr19" draw:text-style-name="P13" draw:layer="layout" svg:x1="25.416cm" svg:y1="12.451cm" svg:x2="25.417cm" svg:y2="13.741cm">
            <text:p/>
          </draw:line>
          <draw:line draw:name="Line 141" draw:style-name="gr18" draw:text-style-name="P13" draw:layer="layout" svg:x1="27.004cm" svg:y1="12.451cm" svg:x2="27.005cm" svg:y2="13.741cm">
            <text:p/>
          </draw:line>
        </draw:g>
        <draw:frame draw:style-name="gr28" draw:text-style-name="P23" draw:layer="layout" svg:width="5.773cm" svg:height="0.887cm" svg:x="20.552cm" svg:y="9.529cm">
          <draw:text-box>
            <text:p><text:span text:style-name="T28">Signature matrix </text:span><text:span text:style-name="T29">M</text:span></text:p>
          </draw:text-box>
        </draw:frame>
        <draw:frame draw:style-name="gr29" draw:text-style-name="P24" draw:layer="layout" svg:width="6.375cm" svg:height="0.839cm" svg:x="20.439cm" svg:y="10.337cm">
          <draw:text-box>
            <text:p><text:span text:style-name="T30"><text:s/></text:span><text:span text:style-name="T30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29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1" draw:layer="layout" svg:width="2.941cm" svg:height="1.013cm" svg:x="13.233cm" svg:y="5.046cm">
          <text:p text:style-name="P30"><text:span text:style-name="T28">Matrix </text:span><text:span text:style-name="T2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1" draw:layer="layout" svg:width="2.311cm" svg:height="1.013cm" svg:x="19.88cm" svg:y="9.84cm">
          <text:p text:style-name="P30"><text:span text:style-name="T29">r </text:span><text:span text:style-name="T28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3" draw:layer="layout" svg:x1="9.644cm" svg:y1="7.723cm" svg:x2="19.38cm" svg:y2="7.724cm">
          <text:p/>
        </draw:line>
        <draw:line draw:name="Line 6" draw:style-name="gr55" draw:text-style-name="P13" draw:layer="layout" svg:x1="9.644cm" svg:y1="9.417cm" svg:x2="19.38cm" svg:y2="9.418cm">
          <text:p/>
        </draw:line>
        <draw:line draw:name="Line 7" draw:style-name="gr55" draw:text-style-name="P13" draw:layer="layout" svg:x1="9.644cm" svg:y1="11.322cm" svg:x2="19.38cm" svg:y2="11.323cm">
          <text:p/>
        </draw:line>
        <draw:line draw:name="Line 8" draw:style-name="gr55" draw:text-style-name="P13" draw:layer="layout" svg:x1="9.644cm" svg:y1="13.227cm" svg:x2="19.38cm" svg:y2="13.228cm">
          <text:p/>
        </draw:line>
        <draw:line draw:name="Line 9" draw:style-name="gr7" draw:text-style-name="P13" draw:layer="layout" svg:x1="20.862cm" svg:y1="10.052cm" svg:x2="20.863cm" svg:y2="9.417cm">
          <text:p/>
        </draw:line>
        <draw:line draw:name="Line 10" draw:style-name="gr7" draw:text-style-name="P13" draw:layer="layout" svg:x1="20.862cm" svg:y1="10.687cm" svg:x2="20.863cm" svg:y2="11.322cm">
          <text:p/>
        </draw:line>
        <draw:line draw:name="Line 11" draw:style-name="gr7" draw:text-style-name="P13" draw:layer="layout" svg:x1="24.884cm" svg:y1="8.782cm" svg:x2="24.885cm" svg:y2="5.818cm">
          <text:p/>
        </draw:line>
        <draw:line draw:name="Line 12" draw:style-name="gr7" draw:text-style-name="P13" draw:layer="layout" svg:x1="24.884cm" svg:y1="11.322cm" svg:x2="24.885cm" svg:y2="15.132cm">
          <text:p/>
        </draw:line>
        <draw:custom-shape draw:name="Text Box 13" draw:style-name="gr77" draw:text-style-name="P31" draw:layer="layout" svg:width="2.747cm" svg:height="1.013cm" svg:x="23.686cm" svg:y="9.629cm">
          <text:p text:style-name="P30"><text:span text:style-name="T29">b </text:span><text:span text:style-name="T28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2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2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2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2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2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2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2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3" draw:layer="layout" svg:width="6.984cm" svg:height="2.116cm" svg:x="10.491cm" svg:y="0.311cm">
          <text:p text:style-name="P30"><text:span text:style-name="T45">Buckets</text:span></text:p>
          <text:p text:style-name="P30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3" draw:layer="layout" svg:x1="12.184cm" svg:y1="0.31cm" svg:x2="12.185cm" svg:y2="2.427cm">
          <text:p/>
        </draw:line>
        <draw:line draw:name="Line 23" draw:style-name="gr55" draw:text-style-name="P13" draw:layer="layout" svg:x1="13.877cm" svg:y1="0.31cm" svg:x2="13.878cm" svg:y2="2.427cm">
          <text:p/>
        </draw:line>
        <draw:line draw:name="Line 24" draw:style-name="gr55" draw:text-style-name="P13" draw:layer="layout" svg:x1="15.57cm" svg:y1="0.31cm" svg:x2="15.571cm" svg:y2="2.427cm">
          <text:p/>
        </draw:line>
        <draw:line draw:name="Line 25" draw:style-name="gr7" draw:text-style-name="P13" draw:layer="layout" svg:x1="11.337cm" svg:y1="7.723cm" svg:x2="12.654cm" svg:y2="1.863cm">
          <text:p/>
        </draw:line>
        <draw:line draw:name="Line 26" draw:style-name="gr80" draw:text-style-name="P13" draw:layer="layout" svg:x1="12.395cm" svg:y1="7.723cm" svg:x2="16.404cm" svg:y2="1.84cm">
          <text:p/>
        </draw:line>
        <draw:line draw:name="Line 27" draw:style-name="gr7" draw:text-style-name="P13" draw:layer="layout" svg:x1="13.454cm" svg:y1="7.723cm" svg:x2="11.32cm" svg:y2="1.863cm">
          <text:p/>
        </draw:line>
        <draw:line draw:name="Line 28" draw:style-name="gr7" draw:text-style-name="P13" draw:layer="layout" svg:x1="14.512cm" svg:y1="7.723cm" svg:x2="14.679cm" svg:y2="1.886cm">
          <text:p/>
        </draw:line>
        <draw:line draw:name="Line 29" draw:style-name="gr7" draw:text-style-name="P13" draw:layer="layout" svg:x1="15.57cm" svg:y1="7.723cm" svg:x2="13.242cm" svg:y2="1.797cm">
          <text:p/>
        </draw:line>
        <draw:line draw:name="Line 30" draw:style-name="gr80" draw:text-style-name="P13" draw:layer="layout" svg:x1="16.629cm" svg:y1="7.723cm" svg:x2="16.933cm" svg:y2="1.932cm">
          <text:p/>
        </draw:line>
        <draw:line draw:name="Line 31" draw:style-name="gr80" draw:text-style-name="P13" draw:layer="layout" svg:x1="17.687cm" svg:y1="7.723cm" svg:x2="15.139cm" svg:y2="1.886cm">
          <text:p/>
        </draw:line>
        <draw:g draw:name="Group 32">
          <draw:custom-shape draw:name="Text Box 33" draw:style-name="gr81" draw:text-style-name="P35" draw:layer="layout" svg:width="6.696cm" svg:height="2.537cm" svg:x="20.834cm" svg:y="0.099cm">
            <text:p text:style-name="P34"><text:span text:style-name="T7">Columns 2 and 6</text:span></text:p>
            <text:p text:style-name="P34"><text:span text:style-name="T7">are probably identical </text:span></text:p>
            <text:p text:style-name="P34"><text:span text:style-name="T7">(</text:span><text:span text:style-name="T46">candidate pair</text:span><text:span text:style-name="T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5" draw:layer="layout" svg:width="6.383cm" svg:height="1.775cm" svg:x="20.221cm" svg:y="2.944cm">
            <text:p text:style-name="P34"><text:span text:style-name="T7">Columns 6 and 7 are</text:span></text:p>
            <text:p text:style-name="P34"><text:span text:style-name="T7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We will assume there are </text:span><text:span text:style-name="T11">enough buckets</text:span><text:span text:style-name="T15"> that columns are unlikely to hash to the same bucket unless they are </text:span><text:span text:style-name="T31">identical</text:span><text:span text:style-name="T43"> </text:span><text:span text:style-name="T15">in a particular band</text:span></text:p>
              </text:list-item>
              <text:list-item>
                <text:p text:style-name="P17"><text:span text:style-name="T47">Hereafter, we assume that “</text:span><text:span text:style-name="T48">same bucket</text:span><text:span text:style-name="T47">” means “</text:span><text:span text:style-name="T48">identical in that band</text:span><text:span text:style-name="T47">”</text:span></text:p>
              </text:list-item>
              <text:list-item>
                <text:p text:style-name="P17"><text:span text:style-name="T49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38">Assume the following case:</text:span></text:p>
                <text:p text:style-name="P36"><text:span text:style-name="T48"/></text:p>
              </text:list-header>
              <text:list-item>
                <text:p text:style-name="P37"><text:span text:style-name="T15">Suppose 100,000 columns of </text:span><text:span text:style-name="T17">M</text:span><text:span text:style-name="T16"> </text:span><text:span text:style-name="T15">(100k docs)</text:span></text:p>
              </text:list-item>
              <text:list-item>
                <text:p text:style-name="P37"><text:span text:style-name="T15">Signatures of 100 integers (rows)</text:span></text:p>
                <text:list>
                  <text:list-item>
                    <text:p text:style-name="P38"><text:span text:style-name="T15">Therefore, signatures take 40Mb</text:span></text:p>
                  </text:list-item>
                </text:list>
              </text:list-item>
              <text:list-item>
                <text:p text:style-name="P37"><text:span text:style-name="T15">Choose </text:span><text:span text:style-name="T17">b</text:span><text:span text:style-name="T11"> </text:span><text:span text:style-name="T15">= 20 bands of </text:span><text:span text:style-name="T17">r</text:span><text:span text:style-name="T11"> </text:span><text:span text:style-name="T15">= 5 integers/band</text:span></text:p>
              </text:list-item>
              <text:list-item>
                <text:p text:style-name="P39"><text:span text:style-name="T11">Goal:</text:span><text:span text:style-name="T50"> </text:span><text:span text:style-name="T49">Find pairs of documents that </text:span><text:span text:style-name="T49"><text:line-break/></text:span><text:span text:style-name="T49">are at least </text:span><text:span text:style-name="T39">s</text:span><text:span text:style-name="T51"> = 0.8</text:span><text:span text:style-name="T49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2">1</text:span>, C<text:span text:style-name="T52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38">Find pairs of </text:span><text:span text:style-name="T53"></text:span><text:span text:style-name="T38"> </text:span><text:span text:style-name="T39">s</text:span><text:span text:style-name="T51">=</text:span><text:span text:style-name="T49">0.8 similarity, set </text:span><text:span text:style-name="T38">b</text:span><text:span text:style-name="T49">=20, </text:span><text:span text:style-name="T38">r</text:span><text:span text:style-name="T49">=5</text:span></text:p>
              </text:list-item>
              <text:list-item>
                <text:p text:style-name="P11"><text:span text:style-name="T37">Since sim(C</text:span><text:span text:style-name="T54">1</text:span><text:span text:style-name="T37">, C</text:span><text:span text:style-name="T54">2</text:span><text:span text:style-name="T37">) </text:span><text:span text:style-name="T55"></text:span><text:span text:style-name="T37"> </text:span><text:span text:style-name="T56">s</text:span><text:span text:style-name="T37">, we want C</text:span><text:span text:style-name="T54">1</text:span><text:span text:style-name="T37">, C</text:span><text:span text:style-name="T54">2</text:span><text:span text:style-name="T37"> to be a </text:span><text:span text:style-name="T57">candidate pair</text:span></text:p>
                <text:list>
                  <text:list-item>
                    <text:p text:style-name="P18"><text:span text:style-name="T37">We want them to hash to </text:span><text:span text:style-name="T57">at least 1 common bucket</text:span><text:span text:style-name="T58"><text:line-break/></text:span><text:span text:style-name="T37">(at least one band is identical)</text:span></text:p>
                  </text:list-item>
                </text:list>
              </text:list-item>
              <text:list-item>
                <text:p text:style-name="P11"><text:span text:style-name="T38">Probability C</text:span><text:span text:style-name="T59">1</text:span><text:span text:style-name="T38">, C</text:span><text:span text:style-name="T59">2</text:span><text:span text:style-name="T38"> identical in one particular band: </text:span><text:span text:style-name="T49">(0.8)</text:span><text:span text:style-name="T60">5</text:span><text:span text:style-name="T49"> = 0.328</text:span></text:p>
              </text:list-item>
              <text:list-item>
                <text:p text:style-name="P11"><text:span text:style-name="T61">Probability C</text:span><text:span text:style-name="T62">1</text:span><text:span text:style-name="T61">, C</text:span><text:span text:style-name="T62">2</text:span><text:span text:style-name="T61"> are </text:span><text:span text:style-name="T32">not</text:span><text:span text:style-name="T61"> similar in all of the 20 bands:</text:span></text:p>
                <text:list>
                  <text:list-header>
                    <text:p text:style-name="P18"><text:span text:style-name="T15">(1-0.328)</text:span><text:span text:style-name="T63">20</text:span><text:span text:style-name="T15"> = 0.00035 </text:span></text:p>
                  </text:list-header>
                  <text:list-item>
                    <text:p text:style-name="P18"><text:span text:style-name="T37">i.e., about 1/3000th of the 80%-similar column pairs are </text:span><text:span text:style-name="T57">false negatives</text:span><text:span text:style-name="T64"><text:line-break/></text:span><text:span text:style-name="T37">(we will miss them)</text:span></text:p>
                  </text:list-item>
                </text:list>
              </text:list-item>
              <text:list-item>
                <text:p><text:span text:style-name="T65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uppose sim(C<text:span text:style-name="T52">1</text:span>, C<text:span text:style-name="T52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66">Find pairs of </text:span><text:span text:style-name="T67"></text:span><text:span text:style-name="T66"> </text:span><text:span text:style-name="T13">s</text:span><text:span text:style-name="T68">=</text:span><text:span text:style-name="T12">0.8 similarity, set </text:span><text:span text:style-name="T66">b</text:span><text:span text:style-name="T12">=20, </text:span><text:span text:style-name="T66">r</text:span><text:span text:style-name="T12">=5</text:span></text:p>
              </text:list-item>
              <text:list-item>
                <text:p text:style-name="P11"><text:span text:style-name="T37">Since sim(C</text:span><text:span text:style-name="T54">1</text:span><text:span text:style-name="T37">, C</text:span><text:span text:style-name="T54">2</text:span><text:span text:style-name="T37">) </text:span><text:span text:style-name="T55">&lt;</text:span><text:span text:style-name="T37"> </text:span><text:span text:style-name="T56">s</text:span><text:span text:style-name="T37">, we </text:span><text:span text:style-name="T56">do not </text:span><text:span text:style-name="T37">want C</text:span><text:span text:style-name="T54">1</text:span><text:span text:style-name="T37">, C</text:span><text:span text:style-name="T54">2</text:span><text:span text:style-name="T37"> to be a </text:span><text:span text:style-name="T57">candidate pair</text:span></text:p>
              </text:list-item>
              <text:list-item>
                <text:p text:style-name="P11"><text:span text:style-name="T66">Probability C</text:span><text:span text:style-name="T69">1</text:span><text:span text:style-name="T66">, C</text:span><text:span text:style-name="T69">2</text:span><text:span text:style-name="T66"> identical in one particular band:</text:span></text:p>
                <text:list>
                  <text:list-header>
                    <text:p text:style-name="P18"><text:span text:style-name="T15">(0.3)</text:span><text:span text:style-name="T63">5</text:span><text:span text:style-name="T15"> <text:s/>= 0.00243</text:span></text:p>
                  </text:list-header>
                </text:list>
              </text:list-item>
              <text:list-item>
                <text:p text:style-name="P11"><text:span text:style-name="T15">Probability C</text:span><text:span text:style-name="T70">1</text:span><text:span text:style-name="T15">, C</text:span><text:span text:style-name="T70">2</text:span><text:span text:style-name="T15"> identical in at least 1 of 20 bands:</text:span></text:p>
                <text:list>
                  <text:list-header>
                    <text:p text:style-name="P18"><text:span text:style-name="T15">1 - (1 - 0.00243)</text:span><text:span text:style-name="T63">20</text:span><text:span text:style-name="T15"> = 0.0474</text:span></text:p>
                  </text:list-header>
                </text:list>
              </text:list-item>
              <text:list-item>
                <text:p text:style-name="P25"><text:span text:style-name="T37">In other words, approximately 4.74% pairs of docs with similarity 0.3% end up becoming </text:span><text:span text:style-name="T57">candidate pairs</text:span></text:p>
                <text:list>
                  <text:list-item>
                    <text:p text:style-name="P18"><text:span text:style-name="T71">They are </text:span><text:span text:style-name="T72">false positives</text:span><text:span text:style-name="T73"> </text:span><text:span text:style-name="T71">since we will have to examine them (they are candidate pairs) but then it will turn out their similarity is below threshold </text:span><text:span text:style-name="T74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0"><text:span text:style-name="T61">Tune </text:span><text:span text:style-name="T32">K (permutations), b (bands), r (permutations/band)</text:span><text:span text:style-name="T61"> to get almost all pairs with similar signatures, but eliminate most pairs that do not have similar signatures</text:span></text:p>
                <text:p text:style-name="P17"><text:span text:style-name="T75"/></text:p>
              </text:list-item>
              <text:list-item>
                <text:p text:style-name="P40"><text:span text:style-name="T15">After finding candidates, check in main memory that </text:span><text:span text:style-name="T11">candidate pairs</text:span><text:span text:style-name="T15"> really do have </text:span><text:span text:style-name="T11">similar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1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1"><text:span text:style-name="T66">Locality-Sensitive Hashing</text:span><text:span text:style-name="T19">: </text:span><text:span text:style-name="T20">Focus on pairs of signatures likely to be from similar documents</text:span></text:p>
                <text:list>
                  <text:list-item>
                    <text:p text:style-name="P18"><text:span text:style-name="T24">We used hashing to find </text:span><text:span text:style-name="T26">candidate pairs</text:span><text:span text:style-name="T24"> of similarity </text:span><text:span text:style-name="T76"></text:span><text:span text:style-name="T24"> </text:span><text:span text:style-name="T2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Symbol" svg:font-family="Symbol"/>
    <style:font-face style:name="Tahoma1" svg:font-family="Tahoma" style:font-family-generic="modern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10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10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9T10:37:36.193000000</dc:date>
    <meta:editing-duration>PT9H25M27S</meta:editing-duration>
    <meta:editing-cycles>62</meta:editing-cycles>
    <meta:generator>LibreOffice/7.0.1.2$Windows_X86_64 LibreOffice_project/7cbcfc562f6eb6708b5ff7d7397325de9e764452</meta:generator>
    <meta:document-statistic meta:object-count="337"/>
  </office:meta>
</office:document-meta>
</file>

<file path=Object 1/content.xml><?xml version="1.0" encoding="utf-8"?>
<math xmlns="http://www.w3.org/1998/Math/MathML" display="block"/>
</file>